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6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Substring in another st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</text:p>
          </draw:text-box>
        </draw:frame>
        <draw:frame draw:style-name="gr2" draw:text-style-name="P2" draw:layer="layout" svg:width="25.5cm" svg:height="8cm" svg:x="1.5cm" svg:y="3cm">
          <draw:text-box>
            <text:p>Detect if a shorter string is part of a longer string.</text:p>
            <text:p>Shorter string is the substring.</text:p>
            <text:p>Longer string is the superstring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Example</text:p>
          </draw:text-box>
        </draw:frame>
        <draw:frame draw:style-name="gr3" draw:text-style-name="P2" draw:layer="layout" svg:width="26.5cm" svg:height="11cm" svg:x="0.5cm" svg:y="2.5cm">
          <draw:text-box>
            <text:p>Shorter string is ‘eng’.</text:p>
            <text:p>Longer string is ‘opengenus’.</text:p>
            <text:p/>
            <text:p>‘eng’ is a substring in ‘opengenus’.</text:p>
            <text:p/>
            <text:p>‘123’ is not a substring in ‘opengenus’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de in Python</text:p>
          </draw:text-box>
        </draw:frame>
        <draw:frame draw:style-name="gr4" draw:text-style-name="P2" draw:layer="layout" svg:width="15.5cm" svg:height="7cm" svg:x="1cm" svg:y="3cm">
          <draw:text-box>
            <text:p># s1 is the superstring</text:p>
            <text:p># s2 is the substring</text:p>
            <text:p/>
            <text:p>def solution(s1, s2):</text:p>
            <text:p><text:s text:c="4"/>for i in range(len(s1)-len(s2)+1):</text:p>
            <text:p><text:s text:c="8"/>if s1[i:i+len(s2)] == s2:</text:p>
            <text:p><text:s text:c="12"/>return "Match Found"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esting</text:p>
          </draw:text-box>
        </draw:frame>
        <draw:frame draw:style-name="gr5" draw:text-style-name="P2" draw:layer="layout" svg:width="19cm" svg:height="12.003cm" svg:x="0.1cm" svg:y="2.1cm">
          <draw:text-box>
            <text:p><text:span text:style-name="T1">s1 = 'opengenus'</text:span></text:p>
            <text:p/>
            <text:p><text:span text:style-name="T1"># Test case: no match found</text:span></text:p>
            <text:p><text:span text:style-name="T1">s2 = '123'</text:span></text:p>
            <text:p><text:span text:style-name="T1">print(s2, solution(s1, s2))</text:span></text:p>
            <text:p/>
            <text:p><text:span text:style-name="T1"># Test case: single character</text:span></text:p>
            <text:p><text:span text:style-name="T1">s2 = 'p'</text:span></text:p>
            <text:p><text:span text:style-name="T1">print(s2, solution(s1, s2))</text:span></text:p>
            <text:p/>
            <text:p><text:span text:style-name="T1"># Test case: match substring at the beginning (at index 0)</text:span></text:p>
            <text:p><text:span text:style-name="T1">s2 = 'ope'</text:span></text:p>
            <text:p><text:span text:style-name="T1">print(s2, solution(s1, s2))</text:span></text:p>
            <text:p/>
            <text:p><text:span text:style-name="T1"># Test case: match substring somewhere in the middle</text:span></text:p>
            <text:p><text:span text:style-name="T1">s2 = 'eng'</text:span></text:p>
            <text:p><text:span text:style-name="T1">print(s2, solution(s1, s2))</text:span></text:p>
            <text:p/>
            <text:p><text:span text:style-name="T1"># Test case: match substring at the end</text:span></text:p>
            <text:p><text:span text:style-name="T1">s2 = 'nus'</text:span></text:p>
            <text:p><text:span text:style-name="T1">print(s2, solution(s1, s2))</text:span></text:p>
            <text:p/>
            <text:p><text:span text:style-name="T1"># Test case: match both the strings completely</text:span></text:p>
            <text:p><text:span text:style-name="T1">s2 = 'opengenus'</text:span></text:p>
            <text:p><text:span text:style-name="T1">print(s2, solution(s1, s2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Output</text:p>
          </draw:text-box>
        </draw:frame>
        <draw:frame draw:style-name="gr6" draw:text-style-name="P2" draw:layer="layout" svg:width="15cm" svg:height="6.5cm" svg:x="1cm" svg:y="2.5cm">
          <draw:text-box>
            <text:p>123 None</text:p>
            <text:p>p Match Found</text:p>
            <text:p>ope Match Found</text:p>
            <text:p>eng Match Found</text:p>
            <text:p>nus Match Found</text:p>
            <text:p>opengenus Match Fou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7:40:51.097047375</meta:creation-date>
    <meta:editing-duration>PT16M59S</meta:editing-duration>
    <meta:editing-cycles>6</meta:editing-cycles>
    <meta:generator>LibreOffice/7.6.3.2$Linux_X86_64 LibreOffice_project/29d686fea9f6705b262d369fede658f824154cc0</meta:generator>
    <dc:title>Blue Curve</dc:title>
    <dc:date>2023-12-01T17:57:51.410699932</dc:date>
    <meta:document-statistic meta:object-count="58"/>
  </office:meta>
</office:document-meta>
</file>